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40" style:parent-style-name="Graphics">
      <style:graphic-properties draw:fill="none" fo:clip="rect(0in, 1.85307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412" style:parent-style-name="Graphics">
      <style:graphic-properties draw:fill="none" fo:clip="rect(-0.18932in, 0.05187in, -0.00002in, 7.77927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draw:stroke="non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graphic" style:name="a395" style:parent-style-name="Graphics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width="5.13606in" svg:height="0.27033in" draw:id="id63" draw:style-name="a383" draw:transform="translate(-2.56803in -0.13517in) rotate(-5.53385) translate(7.82799in 3.38298in)" draw:name="Flèche : virage 3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64" draw:style-name="a384" draw:name="Image 3" svg:x="0.32732in" svg:y="2.42533in" svg:width="1.82412in" svg:height="1.02151in" style:rel-width="scale" style:rel-height="scale">
          <draw:image xlink:href="media/image1.png" xlink:type="simple" xlink:show="embed" xlink:actuate="onLoad"/>
          <svg:title/>
          <svg:desc/>
        </draw:frame>
        <draw:custom-shape svg:x="0.32796in" svg:y="2.36021in" svg:width="2.0215in" svg:height="1.29032in" draw:id="id65" draw:style-name="a387" draw:name="Rectangle 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88" draw:name="Image 5" svg:x="4.45395in" svg:y="1.56086in" svg:width="1.65327in" svg:height="1.16516in" style:rel-width="scale" style:rel-height="scale">
          <draw:image xlink:href="media/image2.png" xlink:type="simple" xlink:show="embed" xlink:actuate="onLoad"/>
          <svg:title/>
          <svg:desc/>
        </draw:frame>
        <draw:custom-shape svg:x="4.44055in" svg:y="1.49875in" svg:width="1.66667in" svg:height="1.4086in" draw:id="id67" draw:style-name="a391" draw:name="Rectangle 6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0262in" svg:y="3.99764in" svg:width="3.62619in" svg:height="2.80031in" draw:id="id68" draw:style-name="a394" draw:name="Rectangle 7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95" draw:name="Image 8" svg:x="4.47499in" svg:y="4.12082in" svg:width="1.81284in" svg:height="1.08258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6" draw:name="Image 9" svg:x="8.97127in" svg:y="5.22016in" svg:width="1.9874in" svg:height="1.25403in" style:rel-width="scale" style:rel-height="scale">
          <draw:image xlink:href="media/image4.png" xlink:type="simple" xlink:show="embed" xlink:actuate="onLoad"/>
          <svg:title/>
          <svg:desc/>
        </draw:frame>
        <draw:custom-shape svg:x="9.20505in" svg:y="5.11871in" svg:width="1.51983in" svg:height="1.49462in" draw:id="id71" draw:style-name="a399" draw:name="Rectangle 1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00" draw:name="Image 11" svg:x="9.72247in" svg:y="1.68537in" svg:width="1.52013in" svg:height="1.59385in" style:rel-width="scale" style:rel-height="scale">
          <draw:image xlink:href="media/image5.png" xlink:type="simple" xlink:show="embed" xlink:actuate="onLoad"/>
          <svg:title/>
          <svg:desc/>
        </draw:frame>
        <draw:custom-shape svg:x="9.68904in" svg:y="1.98286in" svg:width="3.18112in" svg:height="1.2773in" draw:id="id73" draw:style-name="a403" draw:name="Rectangle 12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04" draw:name="Image 13" svg:x="11.27603in" svg:y="2.08146in" svg:width="1.52013in" svg:height="1.08009in" style:rel-width="scale" style:rel-height="scale">
          <draw:image xlink:href="media/image6.png" xlink:type="simple" xlink:show="embed" xlink:actuate="onLoad"/>
          <svg:title/>
          <svg:desc/>
        </draw:frame>
        <draw:custom-shape svg:x="5.27388in" svg:y="2.92336in" svg:width="0.21505in" svg:height="1.08258in" draw:id="id75" draw:style-name="a407" draw:name="Flèche : double flèche verticale 2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width="1.76655in" svg:height="0.1424in" draw:id="id76" draw:style-name="a410" draw:transform="translate(-0.88327in -0.0712in) rotate(-0.52945) translate(3.08873in 3.57968in)" draw:name="Flèche : droite 30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72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77" draw:style-name="a411" draw:transform="translate(-0.48602in -0.34552in) rotate(-0.55246) translate(3.19457in 3.13191in)" draw:name="Image 31" svg:width="0.97204in" svg:height="0.69104in" style:rel-width="scale" style:rel-height="scale">
          <draw:image xlink:href="media/image7.png" xlink:type="simple" xlink:show="embed" xlink:actuate="onLoad"/>
          <svg:title/>
          <svg:desc/>
        </draw:frame>
        <draw:frame draw:id="id78" draw:style-name="a412" draw:name="Image 32" svg:x="6.25001in" svg:y="5.3978in" svg:width="0.95124in" svg:height="1.36076in" style:rel-width="scale" style:rel-height="scale">
          <draw:image xlink:href="media/image8.png" xlink:type="simple" xlink:show="embed" xlink:actuate="onLoad"/>
          <svg:title/>
          <svg:desc/>
        </draw:frame>
        <draw:custom-shape svg:width="3.87886in" svg:height="0.11459in" draw:id="id79" draw:style-name="a415" draw:transform="translate(-1.93943in -0.0573in) rotate(-0.23228) translate(7.94197in 2.41128in)" draw:name="Flèche : droite 35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2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80" draw:style-name="a420" draw:name="ZoneTexte 36" svg:x="1.67112in" svg:y="0.17601in" svg:width="9.05376in" svg:height="0.90879in">
          <draw:text-box>
            <text:p text:style-name="a419" text:class-names="" text:cond-style-name=""><text:span text:style-name="a416" text:class-names="">ARCHITECTUR</text:span><text:span text:style-name="a417" text:class-names="">E</text:span><text:span text:style-name="a418" text:class-names=""/></text:p>
          </draw:text-box>
          <svg:title/>
          <svg:desc/>
        </draw:frame>
        <draw:frame draw:id="id81" draw:style-name="a421" draw:name="Graphique 38" svg:x="0.54722in" svg:y="5.23116in" svg:width="1in" svg:height="1in" style:rel-width="scale" style:rel-height="scale">
          <draw:image xlink:href="media/image9.svg" xlink:type="simple" xlink:show="embed" xlink:actuate="onLoad"/>
          <svg:title/>
          <svg:desc>Papier avec un remplissage uni</svg:desc>
        </draw:frame>
        <draw:frame draw:id="id82" draw:style-name="a422" draw:name="Image 39" svg:x="1.5204in" svg:y="5.26306in" svg:width="1.00009in" svg:height="1.00009in" style:rel-width="scale" style:rel-height="scale">
          <draw:image xlink:href="media/image10.png" xlink:type="simple" xlink:show="embed" xlink:actuate="onLoad"/>
          <svg:title/>
          <svg:desc/>
        </draw:frame>
        <draw:frame draw:id="id83" draw:style-name="a426" draw:name="ZoneTexte 40" svg:x="0.59882in" svg:y="6.15485in" svg:width="1in" svg:height="0.26927in">
          <draw:text-box>
            <text:p text:style-name="a425" text:class-names="" text:cond-style-name=""><text:span text:style-name="a423" text:class-names="">Modele.pkl</text:span><text:span text:style-name="a424" text:class-names=""/></text:p>
          </draw:text-box>
          <svg:title/>
          <svg:desc/>
        </draw:frame>
        <draw:frame draw:id="id84" draw:style-name="a430" draw:name="ZoneTexte 42" svg:x="1.60837in" svg:y="6.14426in" svg:width="1.00009in" svg:height="0.26927in">
          <draw:text-box>
            <text:p text:style-name="a429" text:class-names="" text:cond-style-name=""><text:span text:style-name="a427" text:class-names="">Scaler.pkl</text:span><text:span text:style-name="a428" text:class-names=""/></text:p>
          </draw:text-box>
          <svg:title/>
          <svg:desc/>
        </draw:frame>
        <draw:custom-shape svg:x="0.54722in" svg:y="5.11871in" svg:width="1.92157in" svg:height="1.49462in" draw:id="id85" draw:style-name="a433" draw:name="Rectangle 43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978in" svg:y="1.23685in" svg:width="13.06452in" svg:height="6.11798in" draw:id="id86" draw:style-name="a436" draw:name="Rectangle 45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46026in" svg:height="0.14945in" draw:id="id87" draw:style-name="a439" draw:transform="translate(-0.73013in -0.07472in) rotate(-5.78442) translate(3.00167in 5.14054in)" draw:name="Flèche : droite 46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9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88" draw:style-name="a440" draw:name="Image 47" svg:x="3.62892in" svg:y="5.4142in" svg:width="2.61237in" svg:height="1.36012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elissa Stiti</meta:initial-creator>
    <dc:creator>melissa Stiti</dc:creator>
    <meta:creation-date>2024-06-13T18:30:53Z</meta:creation-date>
    <dc:date>2024-06-13T20:18:41Z</dc:date>
    <meta:editing-cycles>1</meta:editing-cycles>
    <meta:editing-duration>PT6467S</meta:editing-duration>
    <meta:document-statistic meta:paragraph-count="3" meta:word-count="7"/>
  </office:meta>
</office:document-meta>
</file>